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9.55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0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1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2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fo:color="#ffff38"/>
    </style:style>
    <style:style style:name="T8" style:family="text">
      <style:text-properties fo:color="#ffff38" fo:font-weight="bold" style:font-weight-asian="bold" style:font-weight-complex="bold"/>
    </style:style>
    <style:style style:name="T9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0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1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number-columns-repeated="1021" table:default-cell-style-name="Default"/>
        <table:table-row table:style-name="ro1">
          <table:table-cell table:style-name="ce67" office:value-type="string" calcext:value-type="string">
            <text:p>Matéria</text:p>
          </table:table-cell>
          <table:table-cell table:style-name="ce75" office:value-type="string" calcext:value-type="string">
            <text:p>Conteúdo</text:p>
          </table:table-cell>
          <table:table-cell table:style-name="ce86" office:value-type="string" calcext:value-type="string">
            <text:p>Estudo</text:p>
          </table:table-cell>
          <table:table-cell table:style-name="ce75" office:value-type="string" calcext:value-type="string">
            <text:p>Revisão</text:p>
          </table:table-cell>
          <table:table-cell table:style-name="ce75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76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87" office:value-type="string" calcext:value-type="string">
            <text:p>ok</text:p>
          </table:table-cell>
          <table:table-cell table:style-name="ce93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2 Sinônimos e antônimos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3 Sentido próprio e figurado das palavras<text:span text:style-name="T4"> (denotativo ou conotativo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4 Pontuação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5 Classes de palavras. 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6" office:value-type="string" calcext:value-type="string">
            <text:p>8  Colocação pronominal<text:span text:style-name="T4"> (próclise, ênclise e mesóclise)</text:span>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2">
          <table:covered-table-cell table:style-name="ce2"/>
          <table:table-cell table:style-name="ce77" office:value-type="string" calcext:value-type="string">
            <text:p>9 Crase</text:p>
          </table:table-cell>
          <table:table-cell table:style-name="ce87" office:value-type="string" calcext:value-type="string">
            <text:p>ok</text:p>
          </table:table-cell>
          <table:table-cell table:style-name="ce93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78" office:value-type="string" calcext:value-type="string">
            <text:p>Adição, subtração, multiplicação, divisão, potenciação ou radiciação com números racionais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Representações fracionária ou decimal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Mínimo múltiplo comum (MM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Máximo divisor comum (MDC)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0"/>
          <table:table-cell table:style-name="ce78" office:value-type="string" calcext:value-type="string">
            <text:p>Porcentagem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azão e proporção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gra de três simples ou compost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Sistema de equações do 1º grau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Equações do 2º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Grandezas e medidas – quantidade, tempo, comprimento, superfície, capacidade e massa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Relação entre grandezas – tabela ou gráfic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0"/>
          <table:table-cell table:style-name="ce78" office:value-type="string" calcext:value-type="string">
            <text:p>Tratamento da informação – média aritmética simp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4">
          <table:covered-table-cell table:style-name="ce3"/>
          <table:table-cell table:style-name="ce78" office:value-type="string" calcext:value-type="string">
            <text:p>Noções de Geometria – forma, ângulos, área, perímetro, volume, Teoremas de Pitágoras ou de Tale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1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79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2"/>
          <table:table-cell table:style-name="ce79" office:value-type="string" calcext:value-type="string">
            <text:p>Anúncio remarcando provas publicado dia 30/08.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8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Estruturas lógicas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3">
          <table:covered-table-cell table:style-name="ce7"/>
          <table:table-cell table:style-name="ce80" office:value-type="string" calcext:value-type="string">
            <text:p>lógicas de argumentação 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Diagramas lógic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Sequência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covered-table-cell table:style-name="ce7"/>
          <table:table-cell table:style-name="ce80" office:value-type="string" calcext:value-type="string">
            <text:p>Operação com conjuntos</text:p>
          </table:table-cell>
          <table:table-cell table:style-name="ce87"/>
          <table:table-cell table:style-name="ce93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8">
            <text:p>ESPECÍFICOS</text:p>
          </table:table-cell>
          <table:table-cell table:style-name="ce81" office:value-type="string" calcext:value-type="string">
            <text:p>Algoritmos e estruturas de dados e objetos<text:span text:style-name="T7"> (</text:span><text:span text:style-name="T8">listas</text:span><text:span text:style-name="T7">: pilha, fila, lista encadeada circular – </text:span><text:span text:style-name="T8">árvore</text:span><text:span text:style-name="T7">, </text:span><text:span text:style-name="T8">hashtables</text:span><text:span text:style-name="T7">, </text:span><text:span text:style-name="T8">grafos</text:span><text:span text:style-name="T7">)</text:span></text:p>
          </table:table-cell>
          <table:table-cell table:style-name="ce88" office:value-type="string" calcext:value-type="string">
            <text:p>OK</text:p>
          </table:table-cell>
          <table:table-cell table:style-name="ce94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Tipos de dados: elementares e estruturados<text:span text:style-name="T7"> (int, float, char, boolean – string, objeto, música, imagen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Estruturas de controle de fluxo: <text:span text:style-name="T8">Condicionais</text:span><text:span text:style-name="T7">(também chamadas de Estruturas de Seleção IF ELSE, SWITCH CASE) e de </text:span><text:span text:style-name="T8">Repetição</text:span><text:span text:style-name="T7">(WHILE, FOR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5">
          <table:covered-table-cell table:style-name="ce8"/>
          <table:table-cell table:style-name="ce82" office:value-type="string" calcext:value-type="string">
            <text:p>Programação estruturada<text:span text:style-name="T7"> (</text:span><text:span text:style-name="T9">Sequencial, </text:span><text:span text:style-name="T10">Condicionais e Iterações)</text:span></text:p>
          </table:table-cell>
          <table:table-cell table:style-name="ce88" office:value-type="string" calcext:value-type="string">
            <text:p>OK</text:p>
          </table:table-cell>
          <table:table-cell table:style-name="ce95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ularização <text:span text:style-name="T7">(funções e procedimentos: criados para que se tenha  organização, compreensão, manutenção, reuso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coplamento entre módulos e coesão de módulos<text:span text:style-name="T7"> (o ideal é um sistema com Fraco Acoplamento e Alta Coesão para ter boa manutenibilidade)</text:span>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rocedimentos e sub-rotinas </text:p>
          </table:table-cell>
          <table:table-cell table:style-name="ce88" office:value-type="string" calcext:value-type="string">
            <text:p>OK</text:p>
          </table:table-cell>
          <table:table-cell table:style-name="ce96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hamadas por referência<text:span text:style-name="T7"> (aponta para o endereço de memória ‘&amp;’)</text:span> e valor <text:span text:style-name="T7">(só copia o dado para o parâmetro)</text:span></text:p>
          </table:table-cell>
          <table:table-cell table:style-name="ce88" office:value-type="string" calcext:value-type="string">
            <text:p>OK</text:p>
          </table:table-cell>
          <table:table-cell table:style-name="ce97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Programação por eventos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6">
          <table:covered-table-cell table:style-name="ce8"/>
          <table:table-cell table:style-name="ce81" office:value-type="string" calcext:value-type="string">
            <text:p><text:span text:style-name="T11">Programação orientada a objetos, classes, objetos, métodos, mensagens, herança, polimorfismo, sobrecarga,</text:span> interfaces e pacotes, tratamento de exceção<text:span text:style-name="T12"> (throw, try catch, finally)</text:span>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HT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XML </text:p>
          </table:table-cell>
          <table:table-cell table:style-name="ce88" office:value-type="string" calcext:value-type="string">
            <text:p>OK</text:p>
          </table:table-cell>
          <table:table-cell table:style-name="ce98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DHTML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avascript </text:p>
          </table:table-cell>
          <table:table-cell table:style-name="ce88" office:value-type="string" calcext:value-type="string">
            <text:p>OK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#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PH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JSP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Servlets </text:p>
          </table:table-cell>
          <table:table-cell table:style-name="ce89" office:value-type="string" calcext:value-type="string">
            <text:p>?</text:p>
          </table:table-cell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ASP.Net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agem UML e E-R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Banco de Dados: Conceitos de BD e de SGBD, arquitetura de SGBD, Funções básicas de SGBD 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agem de Dados (Modelo Conceitual, Modelo Lógico, Modelo Físico)</text:p>
          </table:table-cell>
          <table:table-cell table:style-name="ce89"/>
          <table:table-cell table:style-name="ce99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o entidade relacionament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Modelo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Restrições de integridade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Normalização e dependência fun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Mapeamento E-R para relacional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3">
          <table:covered-table-cell table:style-name="ce8"/>
          <table:table-cell table:style-name="ce81" office:value-type="string" calcext:value-type="string">
            <text:p>Linguagem SQL: Linguagem de definição de dados (DDL), Linguagem de manipulação de dados (DML)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Conceito de trans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2">
          <table:covered-table-cell table:style-name="ce8"/>
          <table:table-cell table:style-name="ce81" office:value-type="string" calcext:value-type="string">
            <text:p>Integridade de dados, concorrência, recuperação, distribuição, replicação </text:p>
          </table:table-cell>
          <table:table-cell table:style-name="ce90"/>
          <table:table-cell table:style-name="ce100"/>
          <table:table-cell table:number-columns-repeated="1020"/>
        </table:table-row>
        <table:table-row table:style-name="ro6">
          <table:covered-table-cell table:style-name="ce8"/>
          <table:table-cell table:style-name="ce81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90"/>
          <table:table-cell table:style-name="ce100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3"/>
          <table:table-cell table:style-name="ce91"/>
          <table:table-cell table:style-name="ce101"/>
          <table:table-cell table:number-columns-repeated="1020"/>
        </table:table-row>
        <table:table-row table:style-name="ro3">
          <table:covered-table-cell table:style-name="ce8"/>
          <table:table-cell table:style-name="ce84" office:value-type="string" calcext:value-type="string">
            <text:p>Se sobrar tempo, veja: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Scrum, XP </text:p>
          </table:table-cell>
          <table:table-cell table:style-name="ce91"/>
          <table:table-cell table:style-name="ce101"/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rquiteturas de componentes: Microsoft COM, .Net, J2EE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AJAX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5" office:value-type="string" calcext:value-type="string">
            <text:p>CSS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5" office:value-type="string" calcext:value-type="string">
            <text:p>Programação Web: conceitos fundamentais, persistência, camadas e design patterns. </text:p>
          </table:table-cell>
          <table:table-cell table:style-name="ce91"/>
          <table:table-cell table:style-name="ce101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5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85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 Conteúdo.C33:Conteúdo.C45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 Conteúdo.C33:Conteúdo.C45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D35:Conteúdo.D35 Conteúdo.D33:Conteúdo.D34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D35:Conteúdo.D35 Conteúdo.D33:Conteúdo.D34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D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D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D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D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D43:Conteúdo.D43 Conteúdo.D40:Conteúdo.D42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D43:Conteúdo.D43 Conteúdo.D40:Conteúdo.D42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6:Conteúdo.D53 Conteúdo.D44:Conteúdo.D45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6:Conteúdo.D53 Conteúdo.D44:Conteúdo.D45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6:27:48.2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16T07:34:41.046000000</dc:date>
    <meta:generator>LibreOffice/6.1.4.2$Windows_X86_64 LibreOffice_project/9d0f32d1f0b509096fd65e0d4bec26ddd1938fd3</meta:generator>
    <meta:editing-duration>P1DT13H20M23S</meta:editing-duration>
    <meta:editing-cycles>17</meta:editing-cycles>
    <meta:document-statistic meta:table-count="3" meta:cell-count="11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